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 style:master-page-name="">
      <style:paragraph-properties fo:margin-left="0mm" fo:margin-right="-13.99mm" fo:text-align="end" style:justify-single-word="false" fo:text-indent="0mm" style:auto-text-indent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PT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mm" fo:margin-right="-13.99mm" fo:text-align="end" style:justify-single-word="false" fo:text-indent="0mm" style:auto-text-indent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PT Sans"/>
    </style:style>
    <style:page-layout style:name="Mpm1">
      <style:page-layout-properties fo:page-width="210.01mm" fo:page-height="297mm" style:num-format="1" style:print-orientation="portrait" fo:margin-top="5.66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24.75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rono </meta:initial-creator>
    <meta:creation-date>2014-02-16T23:36:56.834619798</meta:creation-date>
    <dc:date>2014-02-16T23:39:26.465787798</dc:date>
    <dc:creator>nurono </dc:creator>
    <meta:editing-duration>P0D</meta:editing-duration>
    <meta:editing-cycles>1</meta:editing-cycles>
    <meta:document-statistic meta:table-count="0" meta:image-count="0" meta:object-count="0" meta:page-count="500" meta:paragraph-count="1" meta:word-count="1" meta:character-count="1" meta:non-whitespace-character-count="1"/>
    <meta:generator>LibreOffice/4.1.3.2$Linux_X86_64 LibreOffice_project/410m0$Build-2</meta:generator>
  </office:meta>
</office:document-meta>
</file>